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ste es un documento sin conteni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00:40:12.674932525</meta:creation-date>
    <meta:editing-cycles>1</meta:editing-cycles>
    <meta:editing-duration>PT7M19S</meta:editing-duration>
    <dc:description>Este es un comentario en las propiedades del documento. </dc:description>
    <meta:keyword>documento</meta:keyword>
    <meta:keyword>ejemplo (palabras clave)</meta:keyword>
    <dc:subject>Documento de ejemplo 01 (asunto)</dc:subject>
    <dc:title>Documento de ejemplo 01 (título)</dc:title>
    <dc:date>2025-07-30T00:47:31.229305993</dc:date>
    <meta:document-statistic meta:table-count="0" meta:image-count="0" meta:object-count="0" meta:page-count="1" meta:paragraph-count="1" meta:word-count="6" meta:character-count="36" meta:non-whitespace-character-count="31"/>
    <meta:generator>LibreOffice/7.3.7.2$Linux_X86_64 LibreOffice_project/30$Build-2</meta:generator>
  </office:meta>
</office:document-meta>
</file>